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0.67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22"/>
        <table:table-column table:style-name="co14" table:default-cell-style-name="ce18"/>
        <table:table-column table:style-name="co10" table:default-cell-style-name="ce18"/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10" table:number-columns-repeated="1010" table:default-cell-style-name="ce18"/>
        <table:table-row table:style-name="ro3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ffice</text:p>
          </table:table-cell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Elec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ImageURL</text:p>
          </table:table-cell>
          <table:table-cell table:style-name="ce4" office:value-type="string" calcext:value-type="string">
            <text:p>Incumbent</text:p>
          </table:table-cell>
          <table:table-cell table:style-name="ce4" office:value-type="string" calcext:value-type="string">
            <text:p>Unregistered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Elected</text:p>
          </table:table-cell>
          <table:table-cell table:style-name="ce4" office:value-type="string" calcext:value-type="string">
            <text:p>Votes</text:p>
          </table:table-cell>
          <table:table-cell table:style-name="ce4" office:value-type="string" calcext:value-type="string">
            <text:p>Twitter</text:p>
          </table:table-cell>
          <table:table-cell table:style-name="ce4" office:value-type="string" calcext:value-type="string">
            <text:p>Facebook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YouTube</text:p>
          </table:table-cell>
          <table:table-cell table:style-name="ce4" office:value-type="string" calcext:value-type="string">
            <text:p>Instagram</text:p>
          </table:table-cell>
          <table:table-cell table:style-name="ce4" office:value-type="string" calcext:value-type="string">
            <text:p>Pinterest</text:p>
          </table:table-cell>
          <table:table-cell table:style-name="ce4" office:value-type="string" calcext:value-type="string">
            <text:p>Flickr</text:p>
          </table:table-cell>
          <table:table-cell table:style-name="ce4" office:value-type="string" calcext:value-type="string">
            <text:p>Tumblr</text:p>
          </table:table-cell>
          <table:table-cell table:style-name="ce4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office:value-type="string" calcext:value-type="string">
            <text:p>https://www.youtube.com/c/BelindaKarahaliosVideo</text:p>
          </table:table-cell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 office:value-type="string" calcext:value-type="string">
            <text:p>https://www.youtube.com/channel/UCEbkOKLiVsOYssWmpBdoijg</text:p>
          </table:table-cell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office:value-type="string" calcext:value-type="string">
            <text:p>https://www.youtube.com/user/limeyguy99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office:value-type="string" calcext:value-type="string">
            <text:p><text:a xlink:href="https://www.youtube.com/user/mayordougcraig" xlink:type="simple">https://www.youtube.com/user/mayordougcraig</text:a> https://www.youtube.com/user/dougcraig2010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table:style-name="ce11" office:value-type="float" office:value="333" calcext:value-type="float">
            <text:p>333</text:p>
          </table:table-cell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95" calcext:value-type="float">
            <text:p>495</text:p>
          </table:table-cell>
          <table:table-cell table:number-columns-repeated="12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3"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office:value-type="string" calcext:value-type="string">
            <text:p>https://www.youtube.com/user/simonguthrie</text:p>
          </table:table-cell>
          <table:table-cell table:number-columns-repeated="8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 office:value-type="string" calcext:value-type="string">
            <text:p>https://www.youtube.com/channel/UCKYQtiwr3Px77BFk1rJrZTg/videos</text:p>
          </table:table-cell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2"/>
          <table:table-cell office:value-type="string" calcext:value-type="string">
            <text:p>https://www.youtube.com/channel/UCYgGHlLrj7LE7xM_AbW_j9g</text:p>
          </table:table-cell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 office:value-type="string" calcext:value-type="string">
            <text:p>https://www.youtube.com/user/owodunni123</text:p>
          </table:table-cell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/>
          <table:table-cell office:value-type="string" calcext:value-type="string">
            <text:p>https://www.youtube.com/channel/UCA-TUpho8nlJApnMCWlxB-w</text:p>
          </table:table-cell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office:value-type="string" calcext:value-type="string">
            <text:p>https://www.youtube.com/channel/UCk2rhWCN3kvc_LfJAb3S_Pg</text:p>
          </table:table-cell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office:value-type="string" calcext:value-type="string">
            <text:p>https://www.youtube.com/channel/UCjMTcXevI-WzpVwEGJ9rdRw</text:p>
          </table:table-cell>
          <table:table-cell table:number-columns-repeated="8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office:value-type="string" calcext:value-type="string">
            <text:p>https://www.youtube.com/user/funnygirl1964</text:p>
          </table:table-cell>
          <table:table-cell table:number-columns-repeated="8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 office:value-type="string" calcext:value-type="string">
            <text:p>https://www.youtube.com/user/BtheChangeKC</text:p>
          </table:table-cell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office:value-type="string" calcext:value-type="string">
            <text:p>https://www.youtube.com/user/dropgear</text:p>
          </table:table-cell>
          <table:table-cell table:number-columns-repeated="8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office:value-type="string" calcext:value-type="string">
            <text:p>https://www.youtube.com/channel/UCh79gLBSnk0Hi6BisGYwyAQ</text:p>
          </table:table-cell>
          <table:table-cell table:number-columns-repeated="8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 office:value-type="string" calcext:value-type="string">
            <text:p>https://www.youtube.com/channel/UC8_KGtBwykMsvRwVBp3-nlg</text:p>
          </table:table-cell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office:value-type="string" calcext:value-type="string">
            <text:p>https://www.youtube.com/c/AhmedKassad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https://www.youtube.com/channel/UCbfJpxL-MBUHQMpSVepwS5Q" xlink:type="simple">https://www.youtube.com/channel/UCbfJpxL-MBUHQMpSVepwS5Q</text:a> <text:a xlink:href="https://www.youtube.com/channel/UCAuPcmnUmM39Ix2zXVcUkog" xlink:type="simple">https://www.youtube.com/channel/UCAuPcmnUmM39Ix2zXVcUkog</text:a></text:p>
          </table:table-cell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/>
          <table:table-cell table:style-name="Default" office:value-type="string" calcext:value-type="string">
            <text:p>https://www.youtube.com/watch?v=sYyJtKZmKvE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 office:value-type="string" calcext:value-type="string">
            <text:p>https://www.youtube.com/channel/UC2EVThYpifS9ugC6XJghOTw</text:p>
          </table:table-cell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office:value-type="string" calcext:value-type="string">
            <text:p>https://www.youtube.com/channel/UC7-D0bOkvRA7-vY7Dic7P3w</text:p>
          </table:table-cell>
          <table:table-cell table:number-columns-repeated="8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MuncipalityURL</text:p>
          </table:table-cell>
          <table:table-cell table:style-name="ce4" office:value-type="string" calcext:value-type="string">
            <text:p>MunicipalityLogo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1-28T00:05:15.838766964</dc:date>
    <meta:editing-duration>P6DT18H46M20S</meta:editing-duration>
    <meta:editing-cycles>990</meta:editing-cycles>
    <meta:generator>Collabora_Office/22.05.8.2$Linux_X86_64 LibreOffice_project/dc73229172f8d6540767c9ab724be338a891719c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507" meta:object-count="0"/>
  </office:meta>
</office:document-meta>
</file>